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e3e" officeooo:paragraph-rsid="0017ce3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ce3e" officeooo:paragraph-rsid="0017ce3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200e55" officeooo:paragraph-rsid="00200e55"/>
    </style:style>
    <style:style style:name="P4" style:family="paragraph" style:parent-style-name="Standard">
      <style:text-properties officeooo:rsid="001af462" officeooo:paragraph-rsid="001dab94"/>
    </style:style>
    <style:style style:name="P5" style:family="paragraph" style:parent-style-name="Standard">
      <style:text-properties officeooo:rsid="00201e9f" officeooo:paragraph-rsid="00201e9f"/>
    </style:style>
    <style:style style:name="P6" style:family="paragraph" style:parent-style-name="Standard">
      <style:text-properties fo:font-weight="bold" officeooo:rsid="00201e9f" officeooo:paragraph-rsid="00201e9f" style:font-weight-asian="bold" style:font-weight-complex="bold"/>
    </style:style>
    <style:style style:name="P7" style:family="paragraph" style:parent-style-name="Standard">
      <style:text-properties fo:font-weight="bold" officeooo:rsid="00228dd0" officeooo:paragraph-rsid="00228dd0" style:font-weight-asian="bold" style:font-weight-complex="bold"/>
    </style:style>
    <style:style style:name="P8" style:family="paragraph" style:parent-style-name="Standard">
      <style:text-properties officeooo:rsid="0020fa99" officeooo:paragraph-rsid="0020fa99"/>
    </style:style>
    <style:style style:name="P9" style:family="paragraph" style:parent-style-name="Standard">
      <style:text-properties officeooo:rsid="0021f844" officeooo:paragraph-rsid="0021f844"/>
    </style:style>
    <style:style style:name="P10" style:family="paragraph" style:parent-style-name="Standard">
      <style:text-properties officeooo:rsid="00228dd0" officeooo:paragraph-rsid="00228dd0"/>
    </style:style>
    <style:style style:name="T1" style:family="text">
      <style:text-properties officeooo:rsid="001bde97"/>
    </style:style>
    <style:style style:name="T2" style:family="text">
      <style:text-properties officeooo:rsid="0021f8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<text:span text:style-name="T1">ompte-rendu</text:span> Projet <text:span text:style-name="T1">L</text:span>ong</text:p>
      <text:p text:style-name="P3">7 décembre 2022</text:p>
      <text:p text:style-name="P1"/>
      <text:p text:style-name="P4"/>
      <text:p text:style-name="P6">Nesrine</text:p>
      <text:p text:style-name="P5">Vérifier si on fait la LDS (pas la langue des signes américaines).</text:p>
      <text:p text:style-name="P5"/>
      <text:p text:style-name="P8">Comment automatiser la détection des lettres : nombre de doigts ouverts, inclinaison.</text:p>
      <text:p text:style-name="P8">Faire un peu d’apprentissage automatique : une fois qu’on a les données, on prend plein d’images de A, B, etc. On mesure les valeurs sur toutes ces images.</text:p>
      <text:p text:style-name="P8">Faire des cluster / nuages de points : on a plein de points répartis en tas, on sait qu’on a 26 lettres, donc on prend la moyenne de chaque nuage de points correspondants</text:p>
      <text:p text:style-name="P8">Voir l’algo k-means (k moyenne) : 26 cluster dans un espace en autant de dimensions qu’on a de mesures (inclinaisons des doigts, etc.)</text:p>
      <text:p text:style-name="P9">Ca demande de s’interroger sur la notion de distance pour pouvoir faire les moyennes (distance euclidien, distance manhatan, somme des carrés, etc.)</text:p>
      <text:p text:style-name="P9"/>
      <text:p text:style-name="P7">Mots</text:p>
      <text:p text:style-name="P10">On peut utiliser les librairies pour les bras et le visage pour détecter les mots : applique la même logique ensuite (nuage de points et apprentissage machine)</text:p>
      <text:p text:style-name="P5"/>
      <text:p text:style-name="P5"/>
      <text:p text:style-name="P6">Clément</text:p>
      <text:p text:style-name="P5">Comment savoir que quelque chose n’est pas une main ? La couleur par exemple</text:p>
      <text:p text:style-name="P5"/>
      <text:p text:style-name="P5">Voir aussi comment détecter la profondeur (pour enlever l’arrière plan).</text:p>
      <text:p text:style-name="P5"/>
      <text:p text:style-name="P8">Suivre des objets : une fois une main détectée, on peut essayer de la suivre (la chaise qui est derrière, on n’a pas <text:span text:style-name="T2">besoin de l’enlever jamais)</text:span></text:p>
      <text:p text:style-name="P8"/>
      <text:p text:style-name="P9">Pour détecter les phalanges, on peut aussi faire de l’apprentissage machine (voir la partie de Nesrine).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24T13:38:41.483000000</meta:creation-date>
    <dc:date>2022-02-07T11:30:30.793000000</dc:date>
    <meta:editing-duration>PT37M36S</meta:editing-duration>
    <meta:editing-cycles>11</meta:editing-cycles>
    <meta:generator>LibreOffice/6.4.6.2$Windows_X86_64 LibreOffice_project/0ce51a4fd21bff07a5c061082cc82c5ed232f115</meta:generator>
    <meta:document-statistic meta:table-count="0" meta:image-count="0" meta:object-count="0" meta:page-count="1" meta:paragraph-count="16" meta:word-count="233" meta:character-count="1370" meta:non-whitespace-character-count="1153"/>
  </office:meta>
</office:document-meta>
</file>